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underline-style="none"/>
    </style:style>
    <style:style style:name="T2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Americani%20neri%20-%20Discriminazione%20razziale%20-%20Atteggiamenti%20dei%20bambini%20-%20Stati%20Uniti%20d%27America%20-%20Sec.%2019" text:style-name="Internet_20_link" text:visited-style-name="Visited_20_Internet_20_Link"><text:span text:style-name="T2">Americani neri - Discriminazione razziale - Atteggiamenti dei bambini - Stati Uniti d'America - Sec. 19</text:span></text:a></text:p>
      <text:p text:style-name="Standard"><text:a xlink:type="simple" xlink:href="https://search.worldcat.org/fr/search?q=su%3ABambini%20in%20affidamento%20familiare%20-%20Relazioni%20interpersonali%20e%20relazioni%20familiari%20-%20Stati%20Uniti%20d%27America%20-%20Sec.%2019" text:style-name="Internet_20_link" text:visited-style-name="Visited_20_Internet_20_Link"><text:span text:style-name="T2">Bambini in affidamento familiare - Relazioni interpersonali e relazioni familiari - Stati Uniti d'America - Sec. 19</text:span>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1T15:09:23.179000000</dc:date>
    <meta:editing-duration>PT13S</meta:editing-duration>
    <meta:editing-cycles>1</meta:editing-cycles>
    <meta:document-statistic meta:table-count="0" meta:image-count="0" meta:object-count="0" meta:page-count="1" meta:paragraph-count="2" meta:word-count="33" meta:character-count="218" meta:non-whitespace-character-count="187"/>
    <meta:generator>LibreOffice/7.3.7.2$Windows_X86_64 LibreOffice_project/e114eadc50a9ff8d8c8a0567d6da8f454beeb84f</meta:generator>
  </office:meta>
</office:document-meta>
</file>